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ummary</text:h>
      <text:p text:style-name="Standard">I am and have been developer, designer. Enjoy contributing back to Open Source projects.<text:line-break/>My experience lies in projects with highly scalable server systems, system integrations, performance firefighting, infrastructure development. I have further interests in automating processes that don't have to be done manually. I enjoy agile processes where business and development get closer.</text:p>
      <text:h text:style-name="Heading_20_2" text:outline-level="2">Experience</text:h>
      <text:h text:style-name="Heading_20_3" text:outline-level="3">Sourcesense NL BV</text:h>
      <text:p text:style-name="Text_20_body">November 2009 – present</text:p>
      <text:p text:style-name="Text_20_body">As Senior Software Engineer in Sourcesense I advice clients on architectures and design as well as help troubleshooting high priority problems.</text:p>
      <text:h text:style-name="Heading_20_3" text:outline-level="3">OSS Project Grizzly</text:h>
      <text:p text:style-name="Standard">January 2009 – present</text:p>
      <text:p text:style-name="Standard">Project Grizzly <text:a xlink:type="simple" xlink:href="https://grizzly.dev.java.net/">https://grizzly.dev.java.net</text:a> is a scalable lightweight general purpose server framework on Java. I take care of Servlet container, HTTP stack, build based on Maven2.<text:line-break/>Created OSGi Http Service implementation based on available Grizzly components.<text:line-break/>Lead effort of creating HTTP Client and Grizzly HTTP Proxy.</text:p>
      <text:h text:style-name="Heading_20_3" text:outline-level="3">OSS Maven Overview Plugin</text:h>
      <text:p text:style-name="Standard">January 2008 – present</text:p>
      <text:p text:style-name="Standard">Maven Overview Plugin <text:a xlink:type="simple" xlink:href="http://code.google.com/p/maven-overview-plugin/">http://code.google.com/p/maven-overview-plugin/</text:a> reporting plugin that graphs diagram of all dependencies (dependency graph). It supports in/exclusions.<text:line-break/>I'm maintainer of this project.</text:p>
      <text:h text:style-name="Heading_20_3" text:outline-level="3">TomTom International BV</text:h>
      <text:p text:style-name="Standard">July 2007 – October 2009</text:p>
      <text:p text:style-name="Standard">I work as Senior Software Developer at TomTom. Migrations of TomTom's main content delivery system (TomTom Home server) from a PHP to a Java implementation. I worked on extracting valid domain models from existing unstructured data set, and performed the corresponding complex data-migrations.<text:line-break/>Worked on homegrown subscription management system, migration from old one, and safe deployment of the new system while all customers had no interruption of services.<text:line-break/>To get this safe transition I've led development of a shadowing proxy, that had very strong performance and stability requirements.<text:line-break/>Created framework for configurable releases based on ideas from Maven Release Plugin.<text:line-break/>I played senior role in teams that I worked with, that involved guidance and advice to junior team members.<text:line-break/><text:soft-page-break/>I've also maintained SVN repository, Nexus and Hudson.</text:p>
      <text:h text:style-name="Heading_20_3" text:outline-level="3">NewBay Software Ltd</text:h>
      <text:p text:style-name="Text_20_body">August 2006 – May 2007</text:p>
      <text:p text:style-name="Text_20_body">As Senior developer I've stabilized 6 million user base installation of Foneblog (flag product).<text:line-break/>Participated in redesigning of same product to scale to 50 million users.<text:line-break/>Recreated email homegrown email gateway to take advantage of multi threading (about 100x more efficient than predecessor).<text:line-break/>Create integration of Foneblog and Account and Billing System for LifeCache O2 UK.</text:p>
      <text:h text:style-name="Heading_20_3" text:outline-level="3">KungFoo</text:h>
      <text:p text:style-name="Text_20_body">June 2005 – June 2006</text:p>
      <text:p text:style-name="Text_20_body">Created architecture and design of server system for GPS fleet monitoring solution.</text:p>
      <text:h text:style-name="Heading_20_3" text:outline-level="3">P.B. Polsoft</text:h>
      <text:p text:style-name="Text_20_body">October 2003 – June 2005</text:p>
      <text:p text:style-name="Text_20_body">At client I've designed and lead implementation of integration of OSS TroubleTicketing solution with Staffware (now Tibco).<text:line-break/>Developed integration with BEA Tuxido.</text:p>
      <text:h text:style-name="Heading_20_2" text:outline-level="2">Education</text:h>
      <text:p text:style-name="Text_20_body">2004: “Staffware Training Course” - Staffware Server Objects by Staffware UK Training Services</text:p>
      <text:p text:style-name="Text_20_body">2004: M. Sc. At Adam Mickiewicz University in Poznań<text:line-break/>The study was completed with the thesis “Distributed information searching in TCP/IP networks utilizing CORBA Component Model”.</text:p>
      <text:h text:style-name="Heading_20_2" text:outline-level="2">Specialties</text:h>
      <text:p text:style-name="Text_20_body">Agile development (scrum, xp), system integration, object oriented analysis and design, scalable server architectures, Maven develop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Curriculum Vitae Hubert Iwaniuk</text:h>
        <text:p text:style-name="Header">Fjord 18 8224 DA Lelystad <text:a xlink:type="simple" xlink:href="mailto:neotyk@kungfoo.pl">neotyk@kungfoo.pl</text:a><text:tab/><text:tab/>page <text:page-number text:select-page="current">2</text:page-number> of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0T20:07:56</meta:creation-date>
    <dc:date>2009-11-12T15:00:22</dc:date>
    <meta:editing-duration>PT02H23M32S</meta:editing-duration>
    <meta:editing-cycles>5</meta:editing-cycles>
    <meta:generator>OpenOffice.org/3.1$Unix OpenOffice.org_project/310m19$Build-9420</meta:generator>
    <dc:creator>Hubert Iwaniuk</dc:creator>
    <meta:document-statistic meta:table-count="0" meta:image-count="0" meta:object-count="0" meta:page-count="2" meta:paragraph-count="31" meta:word-count="485" meta:character-count="3330"/>
    <meta:user-defined meta:name="Info 1"/>
    <meta:user-defined meta:name="Info 2"/>
    <meta:user-defined meta:name="Info 3"/>
    <meta:user-defined meta:name="Info 4"/>
  </office:meta>
</office:document-meta>
</file>